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SUM(AVERAGE([.A1:.J1]))"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AVERAGE([.A2:.J2]))"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AVERAGE([.A3:.J3]))"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AVERAGE([.A4:.J4]))" office:value-type="float" office:value="9.6" calcext:value-type="float">
            <text:p>9.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AVERAGE([.A5:.J5]))"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AVERAGE([.A6:.J6]))" office:value-type="float" office:value="9.5" calcext:value-type="float">
            <text:p>9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SUM(AVERAGE([.A7:.J7]))" office:value-type="float" office:value="8.6" calcext:value-type="float">
            <text:p>8.6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SUM(AVERAGE([.A8:.J8]))"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AVERAGE([.A9:.J9]))"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AVERAGE([.A10:.J10]))"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AVERAGE([.A11:.J11]))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SUM(AVERAGE([.A12:.J12]))"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AVERAGE([.A13:.J13]))"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AVERAGE([.A14:.J14]))"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AVERAGE([.A15:.J15]))" office:value-type="float" office:value="6.6" calcext:value-type="float">
            <text:p>6.6</text:p>
          </table:table-cell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SUM(AVERAGE([.A16:.J16]))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AVERAGE([.A17:.J17]))"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SUM(AVERAGE([.A18:.J18]))"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AVERAGE([.A19:.J19]))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AVERAGE([.A20:.J20]))"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AVERAGE([.A21:.J21]))"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AVERAGE([.A22:.J22]))" office:value-type="float" office:value="9" calcext:value-type="float">
            <text:p>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SUM(AVERAGE([.A23:.J23]))" office:value-type="float" office:value="8.6" calcext:value-type="float">
            <text:p>8.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SUM(AVERAGE([.A24:.J24]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SUM(AVERAGE([.A25:.J25]))" office:value-type="float" office:value="7.3" calcext:value-type="float">
            <text:p>7.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AVERAGE([.A26:.J26]))"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SUM(AVERAGE([.A27:.J27]))"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SUM(AVERAGE([.A28:.J28]))"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SUM(AVERAGE([.A29:.J29]))" office:value-type="float" office:value="8.1" calcext:value-type="float">
            <text:p>8.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SUM(AVERAGE([.A30:.J30]))" office:value-type="float" office:value="9.4" calcext:value-type="float">
            <text:p>9.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SUM(AVERAGE([.A31:.J31]))" office:value-type="float" office:value="9.8" calcext:value-type="float">
            <text:p>9.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SUM(AVERAGE([.A32:.J32]))"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SUM(AVERAGE([.A33:.J33]))"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SUM(AVERAGE([.A34:.J34]))"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SUM(AVERAGE([.A35:.J35]))"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SUM(AVERAGE([.A36:.J36]))" office:value-type="float" office:value="8.5" calcext:value-type="float">
            <text:p>8.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SUM(AVERAGE([.A37:.J37]))" office:value-type="float" office:value="9.1" calcext:value-type="float">
            <text:p>9.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SUM(AVERAGE([.A38:.J38]))"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SUM(AVERAGE([.A39:.J39]))"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SUM(AVERAGE([.A40:.J40]))" office:value-type="float" office:value="8" calcext:value-type="float">
            <text:p>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SUM(AVERAGE([.A41:.J41]))"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SUM(AVERAGE([.A42:.J42]))" office:value-type="float" office:value="7.2" calcext:value-type="float">
            <text:p>7.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SUM(AVERAGE([.A43:.J43]))" office:value-type="float" office:value="7.8" calcext:value-type="float">
            <text:p>7.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SUM(AVERAGE([.A44:.J44]))" office:value-type="float" office:value="7.4" calcext:value-type="float">
            <text:p>7.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SUM(AVERAGE([.A45:.J45]))"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SUM(AVERAGE([.A46:.J46]))" office:value-type="float" office:value="8.2" calcext:value-type="float">
            <text:p>8.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SUM(AVERAGE([.A47:.J47]))" office:value-type="float" office:value="7.9" calcext:value-type="float">
            <text:p>7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SUM(AVERAGE([.A48:.J48]))"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SUM(AVERAGE([.A49:.J49]))"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SUM(AVERAGE([.A50:.J50]))" office:value-type="float" office:value="9.3" calcext:value-type="float">
            <text:p>9.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SUM(AVERAGE([.A51:.J51]))"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SUM(AVERAGE([.A52:.J52]))" office:value-type="float" office:value="9.9" calcext:value-type="float">
            <text:p>9.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SUM(AVERAGE([.A53:.J53]))"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SUM(AVERAGE([.A54:.J54]))" office:value-type="float" office:value="9.7" calcext:value-type="float">
            <text:p>9.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SUM(AVERAGE([.A55:.J55]))" office:value-type="float" office:value="8.8" calcext:value-type="float">
            <text:p>8.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SUM(AVERAGE([.A56:.J56]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SUM(AVERAGE([.A57:.J57]))"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formula="of:=SUM(AVERAGE([.A58:.J58]))"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SUM(AVERAGE([.A59:.J59]))"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SUM(AVERAGE([.A60:.J60]))"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SUM(AVERAGE([.A61:.J61]))"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SUM(AVERAGE([.A62:.J62]))"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SUM(AVERAGE([.A63:.J63]))" office:value-type="float" office:value="10.5" calcext:value-type="float">
            <text:p>10.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formula="of:=SUM(AVERAGE([.A64:.J64]))"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SUM(AVERAGE([.A65:.J65]))"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formula="of:=SUM(AVERAGE([.A66:.J66]))"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SUM(AVERAGE([.A67:.J67]))"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SUM(AVERAGE([.A68:.J68]))" office:value-type="float" office:value="10.9" calcext:value-type="float">
            <text:p>10.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SUM(AVERAGE([.A69:.J69]))" office:value-type="float" office:value="11.3" calcext:value-type="float">
            <text:p>11.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SUM(AVERAGE([.A70:.J70]))"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SUM(AVERAGE([.A71:.J71]))" office:value-type="float" office:value="10.4" calcext:value-type="float">
            <text:p>10.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SUM(AVERAGE([.A72:.J72]))"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SUM(AVERAGE([.A73:.J73]))"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SUM(AVERAGE([.A74:.J74]))" office:value-type="float" office:value="12.3" calcext:value-type="float">
            <text:p>12.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formula="of:=SUM(AVERAGE([.A75:.J75]))"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SUM(AVERAGE([.A76:.J76]))"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SUM(AVERAGE([.A77:.J77]))"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SUM(AVERAGE([.A78:.J78]))"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SUM(AVERAGE([.A79:.J79]))"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SUM(AVERAGE([.A80:.J80]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SUM(AVERAGE([.A81:.J81]))"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SUM(AVERAGE([.A82:.J82]))"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SUM(AVERAGE([.A83:.J83]))"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SUM(AVERAGE([.A84:.J84]))"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SUM(AVERAGE([.A85:.J85]))" office:value-type="float" office:value="12.8" calcext:value-type="float">
            <text:p>12.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formula="of:=SUM(AVERAGE([.A86:.J86]))"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formula="of:=SUM(AVERAGE([.A87:.J87]))"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SUM(AVERAGE([.A88:.J88]))"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SUM(AVERAGE([.A89:.J89]))"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SUM(AVERAGE([.A90:.J90]))" office:value-type="float" office:value="14.6" calcext:value-type="float">
            <text:p>14.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SUM(AVERAGE([.A91:.J91]))" office:value-type="float" office:value="13.4" calcext:value-type="float">
            <text:p>1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SUM(AVERAGE([.A92:.J92]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formula="of:=SUM(AVERAGE([.A93:.J93]))"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SUM(AVERAGE([.A94:.J94]))"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SUM(AVERAGE([.A95:.J95]))"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SUM(AVERAGE([.A96:.J96]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SUM(AVERAGE([.A97:.J97]))" office:value-type="float" office:value="13.3" calcext:value-type="float">
            <text:p>13.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SUM(AVERAGE([.A98:.J98]))" office:value-type="float" office:value="12.9" calcext:value-type="float">
            <text:p>12.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SUM(AVERAGE([.A99:.J99]))" office:value-type="float" office:value="12.7" calcext:value-type="float">
            <text:p>12.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SUM(AVERAGE([.A100:.J100]))"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SUM(AVERAGE([.A101:.J101]))" office:value-type="float" office:value="14.4" calcext:value-type="float">
            <text:p>14.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SUM(AVERAGE([.A102:.J102]))"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formula="of:=SUM(AVERAGE([.A103:.J103]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SUM(AVERAGE([.A104:.J104]))"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SUM(AVERAGE([.A105:.J105]))"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formula="of:=SUM(AVERAGE([.A106:.J106]))"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SUM(AVERAGE([.A107:.J107]))"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formula="of:=SUM(AVERAGE([.A108:.J108]))" office:value-type="float" office:value="14.9" calcext:value-type="float">
            <text:p>14.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SUM(AVERAGE([.A109:.J109]))" office:value-type="float" office:value="13.9" calcext:value-type="float">
            <text:p>13.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SUM(AVERAGE([.A110:.J110]))"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SUM(AVERAGE([.A111:.J111]))"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SUM(AVERAGE([.A112:.J112]))" office:value-type="float" office:value="17.3" calcext:value-type="float">
            <text:p>17.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AVERAGE([.A113:.J113]))" office:value-type="float" office:value="16.7" calcext:value-type="float">
            <text:p>16.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SUM(AVERAGE([.A114:.J114]))"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SUM(AVERAGE([.A115:.J115]))" office:value-type="float" office:value="16.4" calcext:value-type="float">
            <text:p>16.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AVERAGE([.A116:.J116]))" office:value-type="float" office:value="17.4" calcext:value-type="float">
            <text:p>17.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SUM(AVERAGE([.A117:.J117]))" office:value-type="float" office:value="16.9" calcext:value-type="float">
            <text:p>16.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SUM(AVERAGE([.A118:.J118]))" office:value-type="float" office:value="15.6" calcext:value-type="float">
            <text:p>15.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SUM(AVERAGE([.A119:.J119]))"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SUM(AVERAGE([.A120:.J120]))" office:value-type="float" office:value="15.4" calcext:value-type="float">
            <text:p>15.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AVERAGE([.A121:.J121]))" office:value-type="float" office:value="13.8" calcext:value-type="float">
            <text:p>13.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SUM(AVERAGE([.A122:.J122]))" office:value-type="float" office:value="14.3" calcext:value-type="float">
            <text:p>14.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SUM(AVERAGE([.A123:.J123])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SUM(AVERAGE([.A124:.J124]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SUM(AVERAGE([.A125:.J125]))" office:value-type="float" office:value="13.1" calcext:value-type="float">
            <text:p>13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SUM(AVERAGE([.A126:.J126]))"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SUM(AVERAGE([.A127:.J127]))"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SUM(AVERAGE([.A128:.J128]))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SUM(AVERAGE([.A129:.J129]))"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SUM(AVERAGE([.A130:.J130]))"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SUM(AVERAGE([.A131:.J131]))"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SUM(AVERAGE([.A132:.J132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SUM(AVERAGE([.A133:.J133]))" office:value-type="float" office:value="12.5" calcext:value-type="float">
            <text:p>12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SUM(AVERAGE([.A134:.J134]))" office:value-type="float" office:value="12.4" calcext:value-type="float">
            <text:p>12.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formula="of:=SUM(AVERAGE([.A135:.J135]))" office:value-type="float" office:value="13.2" calcext:value-type="float">
            <text:p>13.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AVERAGE([.A136:.J136]))"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AVERAGE([.A137:.J137]))" office:value-type="float" office:value="11.1" calcext:value-type="float">
            <text:p>11.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SUM(AVERAGE([.A138:.J138]))" office:value-type="float" office:value="11.9" calcext:value-type="float">
            <text:p>11.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SUM(AVERAGE([.A139:.J139]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AVERAGE([.A140:.J140]))" office:value-type="float" office:value="10.1" calcext:value-type="float">
            <text:p>10.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AVERAGE([.A141:.J141]))"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AVERAGE([.A142:.J142]))" office:value-type="float" office:value="11.7" calcext:value-type="float">
            <text:p>11.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AVERAGE([.A143:.J143])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AVERAGE([.A144:.J144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AVERAGE([.A145:.J145]))" office:value-type="float" office:value="12.1" calcext:value-type="float">
            <text:p>12.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AVERAGE([.A146:.J146]))"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AVERAGE([.A147:.J147])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AVERAGE([.A148:.J148]))"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AVERAGE([.A149:.J149]))" office:value-type="float" office:value="10.6" calcext:value-type="float">
            <text:p>10.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SUM(AVERAGE([.A150:.J150]))" office:value-type="float" office:value="10.3" calcext:value-type="float">
            <text:p>1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22:23:39.381241805</meta:creation-date>
    <dc:date>2017-04-19T22:27:26.303975085</dc:date>
    <meta:editing-duration>PT3M45S</meta:editing-duration>
    <meta:editing-cycles>5</meta:editing-cycles>
    <meta:generator>LibreOffice/5.1.6.2$Linux_X86_64 LibreOffice_project/10m0$Build-2</meta:generator>
    <meta:document-statistic meta:table-count="1" meta:cell-count="1650" meta:object-count="0"/>
  </office:meta>
</office:document-meta>
</file>